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3e7b6f"/>
    </style:style>
    <style:style style:name="P2" style:family="paragraph" style:parent-style-name="Standard">
      <style:text-properties fo:font-variant="normal" fo:text-transform="none" fo:color="#000000" style:font-name="Roboto" fo:font-size="10.5pt" fo:letter-spacing="normal" fo:font-style="normal" fo:font-weight="normal" officeooo:rsid="00441e64" officeooo:paragraph-rsid="00441e64" fo:background-color="#ffffff" loext:padding="0in" loext:border="none"/>
    </style:style>
    <style:style style:name="P3" style:family="paragraph" style:parent-style-name="Standard">
      <style:text-properties fo:font-variant="normal" fo:text-transform="none" fo:color="#294a68" style:font-name="Roboto" fo:font-size="10.5pt" fo:letter-spacing="normal" fo:font-style="normal" fo:font-weight="normal" officeooo:paragraph-rsid="003e7b6f" fo:background-color="#ffffff" loext:padding="0in" loext:border="none"/>
    </style:style>
    <style:style style:name="P4" style:family="paragraph" style:parent-style-name="Standard">
      <style:text-properties officeooo:paragraph-rsid="0044e170"/>
    </style:style>
    <style:style style:name="P5" style:family="paragraph" style:parent-style-name="Standard">
      <style:text-properties officeooo:paragraph-rsid="00403567"/>
    </style:style>
    <style:style style:name="P6" style:family="paragraph" style:parent-style-name="Standard">
      <style:text-properties officeooo:paragraph-rsid="003e7b6f"/>
    </style:style>
    <style:style style:name="T1" style:family="text">
      <style:text-properties fo:font-variant="normal" fo:text-transform="none" fo:color="#294a68" style:font-name="Roboto" fo:font-size="10.5pt" fo:letter-spacing="normal" fo:font-style="normal" fo:font-weight="normal" officeooo:rsid="0043c766" fo:background-color="#ffffff" loext:char-shading-value="0" loext:padding="0in" loext:border="none"/>
    </style:style>
    <style:style style:name="T2" style:family="text">
      <style:text-properties fo:font-variant="normal" fo:text-transform="none" fo:color="#294a68" style:font-name="Roboto" fo:font-size="10.5pt" fo:letter-spacing="normal" fo:font-style="normal" fo:font-weight="normal" officeooo:rsid="00403567" fo:background-color="#ffffff" loext:char-shading-value="0" loext:padding="0in" loext:border="none"/>
    </style:style>
    <style:style style:name="T3" style:family="text">
      <style:text-properties fo:font-variant="normal" fo:text-transform="none" fo:color="#000000" style:font-name="Roboto" fo:font-size="10.5pt" fo:letter-spacing="normal" fo:font-style="normal" fo:font-weight="normal" officeooo:rsid="00441e64" fo:background-color="#ffffff" loext:char-shading-value="0" loext:padding="0in" loext:border="none"/>
    </style:style>
    <style:style style:name="T4" style:family="text">
      <style:text-properties officeooo:rsid="001d5fbd"/>
    </style:style>
    <style:style style:name="T5" style:family="text">
      <style:text-properties officeooo:rsid="0044e170"/>
    </style:style>
  </office:automatic-styles>
  <office:body>
    <office:text>
      <office:forms form:automatic-focus="false" form:apply-design-mode="false"/>
      <text:tracked-changes>
        <text:changed-region xml:id="ct94821099212480" text:id="ct94821099212480">
          <text:deletion>
            <office:change-info>
              <dc:creator>Unknown Author</dc:creator>
              <dc:date>2023-04-27T17:51:47</dc:date>
            </office:change-info>
            <text:p text:style-name="P1">AKCp8nHDzaj79mGR1gLEY9UZJ4quyyVZtceHXYXSLRafQpUWFDQYZjLbziXkcxcQwPwK5nDbh</text:p>
          </text:deletion>
        </text:changed-region>
        <text:changed-region xml:id="ct94821099212752" text:id="ct94821099212752">
          <text:insertion>
            <office:change-info>
              <dc:creator>Unknown Author</dc:creator>
              <dc:date>2024-02-14T14:03:02</dc:date>
            </office:change-info>
          </text:insertion>
        </text:changed-region>
        <text:changed-region xml:id="ct94821082013968" text:id="ct94821082013968">
          <text:insertion>
            <office:change-info>
              <dc:creator>Unknown Author</dc:creator>
              <dc:date>2024-02-14T14:05:47</dc:date>
            </office:change-info>
          </text:insertion>
        </text:changed-region>
        <text:changed-region xml:id="ct94821082015632" text:id="ct94821082015632">
          <text:insertion>
            <office:change-info>
              <dc:creator>Unknown Author</dc:creator>
              <dc:date>2023-04-27T17:51:50</dc:date>
            </office:change-info>
          </text:insertion>
        </text:changed-region>
        <text:changed-region xml:id="ct94821082016432" text:id="ct94821082016432">
          <text:insertion>
            <office:change-info>
              <dc:creator>Unknown Author</dc:creator>
              <dc:date>2023-04-27T17:51:50</dc:date>
            </office:change-info>
          </text:insertion>
        </text:changed-region>
        <text:changed-region xml:id="ct94821097854800" text:id="ct94821097854800">
          <text:insertion>
            <office:change-info>
              <dc:creator>Unknown Author</dc:creator>
              <dc:date>2023-08-07T10:56:19</dc:date>
            </office:change-info>
          </text:insertion>
        </text:changed-region>
        <text:changed-region xml:id="ct94821097857696" text:id="ct94821097857696">
          <text:insertion>
            <office:change-info>
              <dc:creator>Unknown Author</dc:creator>
              <dc:date>2023-06-13T01:28:26</dc:date>
            </office:change-info>
          </text:insertion>
        </text:changed-region>
        <text:changed-region xml:id="ct94821097859616" text:id="ct94821097859616">
          <text:insertion>
            <office:change-info>
              <dc:creator>Unknown Author</dc:creator>
              <dc:date>2023-08-07T10:56:30</dc:date>
            </office:change-info>
          </text:insertion>
        </text:changed-region>
        <text:changed-region xml:id="ct94821097861152" text:id="ct94821097861152">
          <text:insertion>
            <office:change-info>
              <dc:creator>Unknown Author</dc:creator>
              <dc:date>2024-02-14T14:02:55</dc:date>
            </office:change-info>
          </text:insertion>
        </text:changed-region>
        <text:changed-region xml:id="ct94821097862864" text:id="ct94821097862864">
          <text:deletion>
            <office:change-info>
              <dc:creator>Unknown Author</dc:creator>
              <dc:date>2024-02-14T14:03:27</dc:date>
            </office:change-info>
            <text:p text:style-name="P5"><text:span text:style-name="T3"/></text:p>
            <text:p text:style-name="P5"><text:span text:style-name="T3"/></text:p>
          </text:deletion>
        </text:changed-region>
        <text:changed-region xml:id="ct94821080766112" text:id="ct94821080766112">
          <text:insertion>
            <office:change-info>
              <dc:creator>Unknown Author</dc:creator>
              <dc:date>2024-02-14T14:03:46</dc:date>
            </office:change-info>
          </text:insertion>
        </text:changed-region>
        <text:changed-region xml:id="ct94821080770048" text:id="ct94821080770048">
          <text:insertion>
            <office:change-info>
              <dc:creator>Unknown Author</dc:creator>
              <dc:date>2024-02-14T14:40:32</dc:date>
            </office:change-info>
          </text:insertion>
        </text:changed-region>
        <text:changed-region xml:id="ct94821080770528" text:id="ct94821080770528">
          <text:insertion>
            <office:change-info>
              <dc:creator>Unknown Author</dc:creator>
              <dc:date>2024-02-14T14:40:32</dc:date>
            </office:change-info>
          </text:insertion>
        </text:changed-region>
        <text:changed-region xml:id="ct94821080770288" text:id="ct94821080770288">
          <text:insertion>
            <office:change-info>
              <dc:creator>Unknown Author</dc:creator>
              <dc:date>2024-02-15T15:36:50</dc:date>
            </office:change-info>
          </text:insertion>
        </text:changed-region>
        <text:changed-region xml:id="ct94821081034624" text:id="ct94821081034624">
          <text:insertion>
            <office:change-info>
              <dc:creator>Unknown Author</dc:creator>
              <dc:date>2024-02-21T13:52:33</dc:date>
            </office:change-info>
          </text:insertion>
        </text:changed-region>
        <text:changed-region xml:id="ct94821081035504" text:id="ct94821081035504">
          <text:insertion>
            <office:change-info>
              <dc:creator>Unknown Author</dc:creator>
              <dc:date>2024-02-21T13:53:05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change text:change-id="ct94821099212480"/><text:change-start text:change-id="ct94821099212752"/><text:line-break/><text:change-end text:change-id="ct94821099212752"/><text:change-start text:change-id="ct94821082013968"/></text:p>
      <text:p text:style-name="P1"><text:change-end text:change-id="ct94821082013968"/><text:change-start text:change-id="ct94821082015632"/></text:p>
      <text:p text:style-name="P3">AKCp8nHDzaj79mGR1gLEY9UZJ4quyyVZtceHXYXSLRafQpUWFDQYZjLbziXkcxcQwPwK5nDbh</text:p>
      <text:p text:style-name="P3"/>
      <text:p text:style-name="P2"><text:change-end text:change-id="ct94821082015632"/>password:<text:change-start text:change-id="ct94821082016432"/></text:p>
      <text:p text:style-name="P5"><text:change-end text:change-id="ct94821082016432"/><text:change-start text:change-id="ct94821097854800"/><text:a xlink:type="simple" xlink:href="mailto:Toluwanimi@24" text:style-name="Internet_20_link" text:visited-style-name="Visited_20_Internet_20_Link"><text:span text:style-name="T1">Toluwanimi</text:span></text:a><text:change-end text:change-id="ct94821097854800"/><text:change-start text:change-id="ct94821097857696"/><text:a xlink:type="simple" xlink:href="mailto:Toluwanimi@24" text:style-name="Internet_20_link" text:visited-style-name="Visited_20_Internet_20_Link"><text:span text:style-name="T2">@2</text:span></text:a><text:change-end text:change-id="ct94821097857696"/><text:change-start text:change-id="ct94821097859616"/><text:a xlink:type="simple" xlink:href="mailto:Toluwanimi@24" text:style-name="Internet_20_link" text:visited-style-name="Visited_20_Internet_20_Link">4</text:a><text:change-end text:change-id="ct94821097859616"/><text:change-start text:change-id="ct94821097861152"/><text:span text:style-name="T1"><text:line-break/><text:line-break/></text:span><text:change-end text:change-id="ct94821097861152"/><text:span text:style-name="T3">access token:</text:span><text:change text:change-id="ct94821097862864"/><text:change-start text:change-id="ct94821080766112"/><text:span text:style-name="T4">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</text:span><text:change-end text:change-id="ct94821080766112"/><text:change-start text:change-id="ct94821080770048"/><text:span text:style-name="T4"><text:line-break/></text:span></text:p>
      <text:p text:style-name="P4"><text:change-end text:change-id="ct94821080770048"/><text:span text:style-name="T5">To enter signBox Dev environment </text:span><text:change-start text:change-id="ct94821080770528"/><text:span text:style-name="T4"><text:line-break/>ssh -A </text:span><text:a xlink:type="simple" xlink:href="mailto:cspsign@signbox-dev.dhcp.nordic.volvocars.net" text:style-name="Internet_20_link" text:visited-style-name="Visited_20_Internet_20_Link"><text:span text:style-name="T4">cspsign@signbox-dev.dhcp.nordic.volvocars.net</text:span></text:a><text:change-end text:change-id="ct94821080770528"/><text:change-start text:change-id="ct94821080770288"/><text:span text:style-name="T4"><text:line-break/><text:line-break/><text:line-break/># /opt/csp/bin/em_control --list <text:s text:c="66"/></text:span></text:p>
      <text:p text:style-name="P4">Retrieved list of active apps : <text:s text:c="67"/></text:p>
      <text:p text:style-name="P4">name - log_storage state - Running <text:s text:c="64"/></text:p>
      <text:p text:style-name="P4">name - csp_signal_database_service state - Running <text:s text:c="48"/></text:p>
      <text:p text:style-name="P4">name - someip_core_internal state - Running <text:s text:c="55"/></text:p>
      <text:p text:style-name="P4">name - someip_secure state - Running <text:s text:c="62"/></text:p>
      <text:p text:style-name="P4">name - someip_exposed state - Running <text:s text:c="61"/></text:p>
      <text:p text:style-name="P4">name - hpb_uds_diagnostic_server state - Running <text:s text:c="50"/></text:p>
      <text:p text:style-name="P4">name - secure_storage state - Running <text:s text:c="61"/></text:p>
      <text:p text:style-name="P4">name - nc-tcp state - Running <text:s text:c="69"/></text:p>
      <text:p text:style-name="P4">name - nc-tcp-secured state - Running <text:s text:c="61"/></text:p>
      <text:p text:style-name="P4">name - nc-udp state - Running <text:s text:c="69"/></text:p>
      <text:p text:style-name="P4">name - nc-udp-secured state - Running <text:s text:c="61"/></text:p>
      <text:p text:style-name="P4">name - key_provider state - Running <text:s text:c="63"/></text:p>
      <text:p text:style-name="P4"># <text:change-end text:change-id="ct94821080770288"/><text:change-start text:change-id="ct94821081034624"/></text:p>
      <text:p text:style-name="P4"/>
      <text:p text:style-name="P4">SW Version <text:s/>0.01.8a7992a.hic-build_187.202309280759.HIC</text:p>
      <text:p text:style-name="P4"/>
      <text:p text:style-name="P4"><text:change-end text:change-id="ct94821081034624"/><text:change-start text:change-id="ct94821081035504"/># cat /usr/libnvidia/version-pdk.txt</text:p>
      <text:p text:style-name="P4">6.0.9.0-34905565-patch-01-97999ebcaefde6659e8f92365c7516e200cb354a-prod_debug_extra-90641# <text:change-end text:change-id="ct9482108103550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402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2T09:13:09.702486373</meta:creation-date>
    <meta:editing-duration>P35DT8H11M59S</meta:editing-duration>
    <meta:editing-cycles>13</meta:editing-cycles>
    <meta:generator>LibreOffice/6.4.7.2$Linux_X86_64 LibreOffice_project/40$Build-2</meta:generator>
    <dc:date>2024-05-22T16:39:34.896222063</dc:date>
    <meta:document-statistic meta:table-count="0" meta:image-count="0" meta:object-count="0" meta:page-count="1" meta:paragraph-count="22" meta:word-count="103" meta:character-count="1811" meta:non-whitespace-character-count="850"/>
  </office:meta>
</office:document-meta>
</file>